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PageFlowInfo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PageFlowInfo.CachedPageFlowInfo( Class pageFlowClass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PageFlowInfo.setModulePath( String modu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PageFlowInfo.getModu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PageFlow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